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3.466cm" style:rel-column-width="12909*"/>
    </style:style>
    <style:style style:name="Table1.B" style:family="table-column">
      <style:table-column-properties style:column-width="14.129cm" style:rel-column-width="52626*"/>
    </style:style>
    <style:style style:name="Table1.A1" style:family="table-cell">
      <style:table-cell-properties fo:padding="0cm" fo:border="none"/>
    </style:style>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style:style>
    <style:style style:name="P5" style:family="paragraph" style:parent-style-name="Standard">
      <style:paragraph-properties fo:margin-left="0cm" fo:margin-right="0cm" fo:text-indent="0cm" style:auto-text-indent="false"/>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list-style-name="L1"/>
    <style:style style:name="P8" style:family="paragraph" style:parent-style-name="Standard" style:list-style-name="L2"/>
    <style:style style:name="T1" style:family="text">
      <style:text-properties style:text-underline-style="solid" style:text-underline-width="auto" style:text-underline-color="font-color"/>
    </style:style>
    <style:style style:name="T2"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ript</text:p>
      <text:p text:style-name="Standard"/>
      <table:table table:name="Table1" table:style-name="Table1">
        <table:table-column table:style-name="Table1.A"/>
        <table:table-column table:style-name="Table1.B"/>
        <table:table-row>
          <table:table-cell table:style-name="Table1.A1" office:value-type="string">
            <text:p text:style-name="P2">Eatstoo Muchjunk:</text:p>
          </table:table-cell>
          <table:table-cell table:style-name="Table1.A1" office:value-type="string">
            <text:p text:style-name="Standard">I'll get the large meal with a serving of the ridiculous sides please!</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2">Stellapp/Stevenapp Lover:</text:p>
          </table:table-cell>
          <table:table-cell table:style-name="Table1.A1" office:value-type="string">
            <text:p text:style-name="Standard">HEEEEYYYYYYY!!! I thought I recognized that order!! It's been a while Mr. Eatstoo Muchjunk! How have you been?</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2">EM:</text:p>
          </table:table-cell>
          <table:table-cell table:style-name="Table1.A1" office:value-type="string">
            <text:p text:style-name="Standard">Hey Stellapp Lover! It has been a while indeed. Things have been so busy with work and chores. I have become quite a regular here now. This is my 3<text:span text:style-name="T2">rd</text:span> visit here today already – and I don't even have alot to do this evening :P</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SL gives disapproving nod).</text:p>
          </table:table-cell>
        </table:table-row>
        <table:table-row>
          <table:table-cell table:style-name="Table1.A1" office:value-type="string">
            <text:p text:style-name="Standard"/>
          </table:table-cell>
          <table:table-cell table:style-name="Table1.A1" office:value-type="string">
            <text:p text:style-name="Standard">I miss our crazy binge sessions. You look great BTdubs. Whats been going on???</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2">SL:</text:p>
          </table:table-cell>
          <table:table-cell table:style-name="Table1.A1" office:value-type="string">
            <text:p text:style-name="Standard">Oh...you know this and that. I reached a point where I was just spending too much and eating just to be full. Nutrition, health...who cares right!</text:p>
          </table:table-cell>
        </table:table-row>
        <table:table-row>
          <table:table-cell table:style-name="Table1.A1" office:value-type="string">
            <text:p text:style-name="Standard"/>
          </table:table-cell>
          <table:table-cell table:style-name="Table1.A1" office:value-type="string">
            <text:p text:style-name="P4">(EM shrugs) </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2">EM:</text:p>
          </table:table-cell>
          <table:table-cell table:style-name="Table1.A1" office:value-type="string">
            <text:p text:style-name="Standard">Well, if you really ask me, budget is becoming a concern with take out and eating out becoming so frequent. It isn't that I don't want to eat right, but it seems so hard to figure out how I can cook what I would like to eat and know if I can save money!</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2">SL:</text:p>
          </table:table-cell>
          <table:table-cell table:style-name="Table1.A1" office:value-type="string">
            <text:p text:style-name="Standard">I was at the same place EM, until I had a chat with my friends Buildsapps Thatcare and Gotthe Techsorted. Come with, let me introduce you to them and to the Good Eats app. I promise you will find it useful!</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Hey guys, meet my friend EM. I thought we could help him with his “eating out” problems and show him the Good Eats app!</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2">Buildsapps Thatcare:</text:p>
          </table:table-cell>
          <table:table-cell table:style-name="Table1.A1" office:value-type="string">
            <text:p text:style-name="Standard">Sure, we are always glad to introduce people to Good Eats. It all started with our belief that you eat best when you know what went into your meal. With health and budget as a priority for the young professionals in metro cities, we wanted to provide a means to address good healthy meal habits that would enable you to get a handle on your expenditure.</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2">Gotthe Techsorted:</text:p>
          </table:table-cell>
          <table:table-cell table:style-name="Table1.A1" office:value-type="string">
            <text:p text:style-name="Standard">We recognised that apart from time and money, there were 2 factors that keep people away from the kitchen:</text:p>
            <text:list xml:id="list2613859931425378097" text:style-name="L1">
              <text:list-item>
                <text:p text:style-name="P7">access and ease of acquiring the know-how, and</text:p>
              </text:list-item>
              <text:list-item>
                <text:p text:style-name="P7">the presence of too many options that may confuse them.</text:p>
              </text:list-item>
            </text:list>
          </table:table-cell>
        </table:table-row>
        <table:table-row>
          <table:table-cell table:style-name="Table1.A1" office:value-type="string">
            <text:p text:style-name="P2"/>
          </table:table-cell>
          <table:table-cell table:style-name="Table1.A1" office:value-type="string">
            <text:p text:style-name="Standard"/>
          </table:table-cell>
        </table:table-row>
        <table:table-row>
          <table:table-cell table:style-name="Table1.A1" office:value-type="string">
            <text:p text:style-name="P2">BT:</text:p>
          </table:table-cell>
          <table:table-cell table:style-name="Table1.A1" office:value-type="string">
            <text:p text:style-name="Standard">Afterall, it's easier to order a dish off a menu than actually hunting for the information of how-to and where-to!</text:p>
            <text:p text:style-name="Standard">The Good Eats app addresses these and more!</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2">EM:</text:p>
          </table:table-cell>
          <table:table-cell table:style-name="Table1.A1" office:value-type="string">
            <text:p text:style-name="Standard">That sounds interesting! I do feel that easily getting information is enough motivation where I spend less time on pondering over how to make a dish, where to get the things I require and did you say I can save cash too?</text:p>
          </table:table-cell>
        </table:table-row>
        <table:table-row>
          <table:table-cell table:style-name="Table1.A1" office:value-type="string">
            <text:p text:style-name="Standard"/>
          </table:table-cell>
          <table:table-cell table:style-name="Table1.A1" office:value-type="string">
            <text:p text:style-name="Standard"/>
          </table:table-cell>
        </table:table-row>
        <text:soft-page-break/>
        <table:table-row>
          <table:table-cell table:style-name="Table1.A1" office:value-type="string">
            <text:p text:style-name="P2">SL:</text:p>
          </table:table-cell>
          <table:table-cell table:style-name="Table1.A1" office:value-type="string">
            <text:p text:style-name="Standard">You got that right! And what's more, there is a certain enjoyment and organic feeling about eating and sharing what you create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2">GT:</text:p>
          </table:table-cell>
          <table:table-cell table:style-name="Table1.A1" office:value-type="string">
            <text:p text:style-name="Standard">Here, let me show you what we created. Just from a high-level point of view, the Good Eats app design aims to eliminate clutter. Our landing page has just one search field that will let you input a dish name and some dietary considerations, if you need.</text:p>
            <text:p text:style-name="Standard">The page leads to a streamlined results page that looks like this (change slide). You see we do realise that everyone likes options but we don't want to throw too many at you. So we settled for 5. </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2">BT:</text:p>
          </table:table-cell>
          <table:table-cell table:style-name="Table1.A1" office:value-type="string">
            <text:p text:style-name="Standard">Yeah! I like five. The suggestions enlist an approximate cost, a relevant dish name and a tempting picture to lure out that aspiring chef within!</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2">SL:</text:p>
          </table:table-cell>
          <table:table-cell table:style-name="Table1.A1" office:value-type="string">
            <text:p text:style-name="Standard">It all looks so simple but I bet it took you guys quite a few tips and tricks to iron it out eh!</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text:span text:style-name="T1">BT:</text:span> (being modest)</text:p>
          </table:table-cell>
          <table:table-cell table:style-name="Table1.A1" office:value-type="string">
            <text:p text:style-name="Standard">Well it was a bit of a task but with the regular HTML, CSS and JS there is much we did accomplish. Quite in the “hello world” niche!!</text:p>
            <text:p text:style-name="Standard"/>
            <text:p text:style-name="Standard">Obviously, we did employ some API calls, used jQuery here and there...</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2">GT:</text:p>
          </table:table-cell>
          <table:table-cell table:style-name="Table1.A1" office:value-type="string">
            <text:p text:style-name="Standard">We did these...obviously...and also pulled out tricks from our arsenal of bootstrap which let us give you this polished interface, used libraries like ( <text:s text:c="2"/>) that helps us ( <text:s text:c="2"/>). We also wanted to not have you use local storage and be assured that your results didnt just vanish, say hello Firebase!</text:p>
            <text:p text:style-name="Standard">Timers and Ajax helped us add ( <text:s/>) functionalitie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text:span text:style-name="T1">BT:</text:span> </text:p>
          </table:table-cell>
          <table:table-cell table:style-name="Table1.A1" office:value-type="string">
            <text:p text:style-name="Standard">(coughs) Show off (cough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2">SL:</text:p>
          </table:table-cell>
          <table:table-cell table:style-name="Table1.A1" office:value-type="string">
            <text:p text:style-name="Standard">(Laughs)....You guys! Here EM let me show you how this works. So like these guys told you the landing page is a beautifully constructed interface. Lets say you wanted to eat noodles today and lets say you also wanted only vegetarian options. Obviously you can narrow it further with things you'd like in it like tofu or sprouts or beans or something that's sitting in your fridge from a previous days cook.</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2">EM:</text:p>
          </table:table-cell>
          <table:table-cell table:style-name="Table1.A1" office:value-type="string">
            <text:p text:style-name="Standard">Lets try some vegetarian curry option! I love ( <text:s text:c="2"/>). </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text:span text:style-name="T1">SL:</text:span> </text:p>
          </table:table-cell>
          <table:table-cell table:style-name="Table1.A1" office:value-type="string">
            <text:p text:style-name="Standard">Sure! So we enter that (type the dish), hit search and viola! </text:p>
            <text:p text:style-name="P5"/>
            <text:p text:style-name="P5"><text: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P2">EM:</text:p>
          </table:table-cell>
          <table:table-cell table:style-name="Table1.A1" office:value-type="string">
            <text:p text:style-name="P5">Ah I see 5 tempting recipe suggestions with approximately how much each will cost for ingredients. Let's say we like the sound of this one... whats this “explore more” button?</text:p>
          </table:table-cell>
        </table:table-row>
        <table:table-row>
          <table:table-cell table:style-name="Table1.A1" office:value-type="string">
            <text:p text:style-name="P2"/>
          </table:table-cell>
          <table:table-cell table:style-name="Table1.A1" office:value-type="string">
            <text:p text:style-name="P5"/>
          </table:table-cell>
        </table:table-row>
        <table:table-row>
          <table:table-cell table:style-name="Table1.A1" office:value-type="string">
            <text:p text:style-name="P2">SL:</text:p>
          </table:table-cell>
          <table:table-cell table:style-name="Table1.A1" office:value-type="string">
            <text:p text:style-name="P5">The “explore more” will now open a modal, its not a pop up, don't worry – no annoying gestures here.</text:p>
            <text:p text:style-name="P5"/>
            <text:p text:style-name="P5"><text:soft-page-break/>This modal is your one stop shop listing out:</text:p>
            <text:list xml:id="list2777042115989343091" text:style-name="L2">
              <text:list-item>
                <text:p text:style-name="P8"><text:s/>your ingredients required, </text:p>
              </text:list-item>
              <text:list-item>
                <text:p text:style-name="P8">a link to the Walmart store where you can get your ingredients on sale and</text:p>
              </text:list-item>
              <text:list-item>
                <text:p text:style-name="P8">a link to your recipe!</text:p>
              </text:list-item>
            </text:list>
            <text:p text:style-name="Standard"/>
            <text:p text:style-name="P5">All that's left is get cooking!</text:p>
          </table:table-cell>
        </table:table-row>
        <table:table-row>
          <table:table-cell table:style-name="Table1.A1" office:value-type="string">
            <text:p text:style-name="P2"/>
          </table:table-cell>
          <table:table-cell table:style-name="Table1.A1" office:value-type="string">
            <text:p text:style-name="P5"/>
          </table:table-cell>
        </table:table-row>
        <table:table-row>
          <table:table-cell table:style-name="Table1.A1" office:value-type="string">
            <text:p text:style-name="P2">EM:</text:p>
          </table:table-cell>
          <table:table-cell table:style-name="Table1.A1" office:value-type="string">
            <text:p text:style-name="Standard">That sounds incredibly convenient SL. I just also realised, I could literally order my ingredients from Walmart to be delivered or even just drive by for a pick up. That's alot of the planning and decisions accomplished from just a browser at home.</text:p>
            <text:p text:style-name="Standard"/>
            <text:p text:style-name="P5">(SL nodding in agreement! ** animated**)</text:p>
          </table:table-cell>
        </table:table-row>
        <table:table-row>
          <table:table-cell table:style-name="Table1.A1" office:value-type="string">
            <text:p text:style-name="P2"/>
          </table:table-cell>
          <table:table-cell table:style-name="Table1.A1" office:value-type="string">
            <text:p text:style-name="P5"/>
          </table:table-cell>
        </table:table-row>
        <table:table-row>
          <table:table-cell table:style-name="Table1.A1" office:value-type="string">
            <text:p text:style-name="P2">BT:</text:p>
          </table:table-cell>
          <table:table-cell table:style-name="Table1.A1" office:value-type="string">
            <text:p text:style-name="P5">You got it. It was also literally a 3-click process from you hitting the search button, exploring your selected dish recipe and linking to a store for your ingredients. The cost function is realtime, so it does reflect weekly prices and fluctuations that allow you to get the best price. </text:p>
          </table:table-cell>
        </table:table-row>
        <table:table-row>
          <table:table-cell table:style-name="Table1.A1" office:value-type="string">
            <text:p text:style-name="P2"/>
          </table:table-cell>
          <table:table-cell table:style-name="Table1.A1" office:value-type="string">
            <text:p text:style-name="P5"/>
          </table:table-cell>
        </table:table-row>
        <table:table-row>
          <table:table-cell table:style-name="Table1.A1" office:value-type="string">
            <text:p text:style-name="P2">GT:</text:p>
          </table:table-cell>
          <table:table-cell table:style-name="Table1.A1" office:value-type="string">
            <text:p text:style-name="Standard">We are hoping that in time we can expand our functionality and reach to enable shoppers to order at a store of choice!</text:p>
            <text:p text:style-name="Standard"/>
          </table:table-cell>
        </table:table-row>
        <table:table-row>
          <table:table-cell table:style-name="Table1.A1" office:value-type="string">
            <text:p text:style-name="P2"/>
          </table:table-cell>
          <table:table-cell table:style-name="Table1.A1" office:value-type="string">
            <text:p text:style-name="Standard"/>
          </table:table-cell>
        </table:table-row>
        <table:table-row>
          <table:table-cell table:style-name="Table1.A1" office:value-type="string">
            <text:p text:style-name="P2">SL:</text:p>
          </table:table-cell>
          <table:table-cell table:style-name="Table1.A1" office:value-type="string">
            <text:p text:style-name="Standard">You know that's a great feature. I also think that there is value in ( icebox ).</text:p>
          </table:table-cell>
        </table:table-row>
        <table:table-row>
          <table:table-cell table:style-name="Table1.A1" office:value-type="string">
            <text:p text:style-name="P2"/>
          </table:table-cell>
          <table:table-cell table:style-name="Table1.A1" office:value-type="string">
            <text:p text:style-name="Standard"/>
          </table:table-cell>
        </table:table-row>
        <table:table-row>
          <table:table-cell table:style-name="Table1.A1" office:value-type="string">
            <text:p text:style-name="P2">EM:</text:p>
          </table:table-cell>
          <table:table-cell table:style-name="Table1.A1" office:value-type="string">
            <text:p text:style-name="Standard">I feel that if I could select or unselect ingredients of my liking or based upon what I may already have, it would definitely make me return time and again to this app.</text:p>
          </table:table-cell>
        </table:table-row>
        <table:table-row>
          <table:table-cell table:style-name="Table1.A1" office:value-type="string">
            <text:p text:style-name="P2"/>
          </table:table-cell>
          <table:table-cell table:style-name="Table1.A1" office:value-type="string">
            <text:p text:style-name="Standard"/>
          </table:table-cell>
        </table:table-row>
        <table:table-row>
          <table:table-cell table:style-name="Table1.A1" office:value-type="string">
            <text:p text:style-name="P2">BT:</text:p>
          </table:table-cell>
          <table:table-cell table:style-name="Table1.A1" office:value-type="string">
            <text:p text:style-name="Standard">We designed this app with young professionals in mind, but really it does appeal to a broader customer base as well. Anyone who is budget conscious, committed to making a change and adopting healthy eating will see value in what the app brings to the table. </text:p>
            <text:p text:style-name="Standard"/>
            <text:p text:style-name="Standard">With eliminating clutter and providing narrowed down options, you are left with the important task of jumping into action instead of the battle of how to and where to!</text:p>
          </table:table-cell>
        </table:table-row>
        <table:table-row>
          <table:table-cell table:style-name="Table1.A1" office:value-type="string">
            <text:p text:style-name="P2"/>
          </table:table-cell>
          <table:table-cell table:style-name="Table1.A1" office:value-type="string">
            <text:p text:style-name="Standard"/>
          </table:table-cell>
        </table:table-row>
        <table:table-row>
          <table:table-cell table:style-name="Table1.A1" office:value-type="string">
            <text:p text:style-name="P2">Everyone:</text:p>
          </table:table-cell>
          <table:table-cell table:style-name="Table1.A1" office:value-type="string">
            <text:p text:style-name="Standard">BON APETIT avec Good Eats mon amis!</text:p>
          </table:table-cell>
        </table:table-row>
        <table:table-row>
          <table:table-cell table:style-name="Table1.A1" office:value-type="string">
            <text:p text:style-name="P2"/>
          </table:table-cell>
          <table:table-cell table:style-name="Table1.A1" office:value-type="string">
            <text:p text:style-name="Standard"/>
          </table:table-cell>
        </table:table-row>
        <table:table-row>
          <table:table-cell table:style-name="Table1.A1" table:number-columns-spanned="2" office:value-type="string">
            <text:p text:style-name="P2"/>
            <text:p text:style-name="P1">****We could have name tags in big writing that we wear on our shirts with our character names****</text:p>
          </table:table-cell>
          <table:covered-table-cell/>
        </table:table-row>
      </table:table>
      <text:p text:style-name="P2"/>
      <text:p text:style-name="Standard"><text:s/></text:p>
      <text:p text:style-name="Standard"/>
      <text:p text:style-name="Standard"/>
      <text:p text:style-name="Standard"/>
      <text:p text:style-name="Standard"><text:s/></text:p>
      <text:p text:style-name="Standard"/>
      <text:p text:style-name="Standard"><text:soft-page-break/><text:s/></text:p>
      <text:p text:style-name="Standard"/>
      <text:p text:style-name="Standard"><text:s/></text:p>
      <text:p text:style-name="Standard"/>
      <text:p text:style-name="Standard"><text:s/></text:p>
      <text:p text:style-name="Standard"/>
      <text:p text:style-name="Standard"><text:s/></text:p>
      <text:p text:style-name="Standard"/>
      <text:p text:style-name="Standard"/>
      <text:p text:style-name="Standard"/>
      <text:p text:style-name="Standard"><text:s/></text:p>
      <text:p text:style-name="Standard"/>
      <text:p text:style-name="Standard"><text:s/></text:p>
      <text:p text:style-name="Standard"/>
      <text:p text:style-name="Standard"/>
      <text:p text:style-name="Standard"><text:s/></text:p>
      <text:p text:style-name="Standard"/>
      <text:p text:style-name="Standard"><text:span text:style-name="T1">BT:</text:span> </text:p>
      <text:p text:style-name="Standard"/>
      <text:p text:style-name="Standard"><text:span text:style-name="T1">GT:</text:span> </text:p>
      <text:p text:style-name="Standard"><text:span text:style-name="T1">SL:</text:span> </text:p>
      <text:p text:style-name="Standard"/>
      <text:p text:style-name="Standard"><text:span text:style-name="T1">EM:</text:span> </text:p>
      <text:p text:style-name="Standard"/>
      <text:p text:style-name="Standard"><text:span text:style-name="T1">BT:</text:span> </text:p>
      <text:p text:style-name="Standard"/>
      <text:p text:style-name="Standard"/>
      <text:p text:style-name="Standard"/>
      <text:p text:style-name="Standard"><text:span text:style-name="T1">Everyone:</text:span> </text:p>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yn Merchant</meta:initial-creator>
    <meta:creation-date>2018-07-14T19:59:51.31</meta:creation-date>
    <dc:date>2018-07-16T05:13:48.06</dc:date>
    <dc:creator>Amyn Merchant</dc:creator>
    <meta:editing-duration>PT6H13M42S</meta:editing-duration>
    <meta:editing-cycles>62</meta:editing-cycles>
    <meta:generator>OpenOffice/4.1.5$Win32 OpenOffice.org_project/415m1$Build-9789</meta:generator>
    <meta:document-statistic meta:table-count="1" meta:image-count="0" meta:object-count="0" meta:page-count="4" meta:paragraph-count="93" meta:word-count="1176" meta:character-count="6306"/>
  </office:meta>
</office:document-meta>
</file>